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3.5pt" fo:language="fr" fo:country="FR" fo:font-style="italic" style:text-underline-style="none" fo:font-weight="normal" officeooo:rsid="001f54b9" officeooo:paragraph-rsid="001f54b9" style:font-size-asian="13.5pt" style:font-style-asian="italic" style:font-weight-asian="normal" style:font-size-complex="13.5pt" style:font-style-complex="italic" style:font-weight-complex="normal"/>
    </style:style>
    <style:style style:name="P2" style:family="paragraph" style:parent-style-name="Standard">
      <style:paragraph-properties fo:text-align="justify" style:justify-single-word="false"/>
      <style:text-properties style:font-name="Liberation Serif" fo:font-size="13.5pt" fo:language="fr" fo:country="FR" fo:font-style="italic" style:text-underline-style="none" fo:font-weight="normal" officeooo:rsid="00334d13" officeooo:paragraph-rsid="00334d13" style:font-size-asian="13.5pt" style:font-style-asian="italic" style:font-weight-asian="normal" style:font-size-complex="13.5pt" style:font-style-complex="italic" style:font-weight-complex="normal"/>
    </style:style>
    <style:style style:name="P3" style:family="paragraph" style:parent-style-name="Standard">
      <style:paragraph-properties fo:text-align="justify" style:justify-single-word="false"/>
      <style:text-properties style:font-name="Liberation Serif" fo:font-size="13.5pt" fo:language="fr" fo:country="FR" fo:font-style="italic" style:text-underline-style="none" fo:font-weight="normal" officeooo:rsid="0035051c" officeooo:paragraph-rsid="0035051c" style:font-size-asian="13.5pt" style:font-style-asian="italic" style:font-weight-asian="normal" style:font-size-complex="13.5pt" style:font-style-complex="italic" style:font-weight-complex="normal"/>
    </style:style>
    <style:style style:name="P4" style:family="paragraph" style:parent-style-name="Standard">
      <style:paragraph-properties fo:text-align="justify" style:justify-single-word="false"/>
      <style:text-properties style:font-name="Liberation Serif" fo:font-size="13.5pt" fo:language="fr" fo:country="FR" fo:font-style="italic" style:text-underline-style="solid" style:text-underline-width="auto" style:text-underline-color="font-color" fo:font-weight="bold" officeooo:rsid="003b53bc" officeooo:paragraph-rsid="003b53bc" style:font-size-asian="13.5pt" style:font-style-asian="italic" style:font-weight-asian="bold" style:font-size-complex="13.5pt" style:font-style-complex="italic" style:font-weight-complex="bold"/>
    </style:style>
    <style:style style:name="P5"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5051c" officeooo:paragraph-rsid="00334d13" style:font-size-asian="13.5pt" style:font-style-asian="normal" style:font-weight-asian="normal" style:font-size-complex="13.5pt" style:font-style-complex="normal" style:font-weight-complex="normal"/>
    </style:style>
    <style:style style:name="P6"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50b41" officeooo:paragraph-rsid="00350b41" style:font-size-asian="13.5pt" style:font-style-asian="normal" style:font-weight-asian="normal" style:font-size-complex="13.5pt" style:font-style-complex="normal" style:font-weight-complex="normal"/>
    </style:style>
    <style:style style:name="P7"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99c3d" officeooo:paragraph-rsid="00350b41" style:font-size-asian="13.5pt" style:font-style-asian="normal" style:font-weight-asian="normal" style:font-size-complex="13.5pt" style:font-style-complex="normal" style:font-weight-complex="normal"/>
    </style:style>
    <style:style style:name="P8"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e48ef" officeooo:paragraph-rsid="003e48ef" style:font-size-asian="13.5pt" style:font-style-asian="normal" style:font-weight-asian="normal" style:font-size-complex="13.5pt" style:font-style-complex="normal" style:font-weight-complex="normal"/>
    </style:style>
    <style:style style:name="P9"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10"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3747b" officeooo:paragraph-rsid="0043747b" style:font-size-asian="13.5pt" style:font-style-asian="normal" style:font-weight-asian="normal" style:font-size-complex="13.5pt" style:font-style-complex="normal" style:font-weight-complex="normal"/>
    </style:style>
    <style:style style:name="P11"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3b9aa" officeooo:paragraph-rsid="004754d8" style:font-size-asian="13.5pt" style:font-style-asian="normal" style:font-weight-asian="normal" style:font-size-complex="13.5pt" style:font-style-complex="normal" style:font-weight-complex="normal"/>
    </style:style>
    <style:style style:name="P12"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c921d" officeooo:paragraph-rsid="004c921d" style:font-size-asian="13.5pt" style:font-style-asian="normal" style:font-weight-asian="normal" style:font-size-complex="13.5pt" style:font-style-complex="normal" style:font-weight-complex="normal"/>
    </style:style>
    <style:style style:name="P13"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e66ec" officeooo:paragraph-rsid="004e66ec" style:font-size-asian="13.5pt" style:font-style-asian="normal" style:font-weight-asian="normal" style:font-size-complex="13.5pt" style:font-style-complex="normal" style:font-weight-complex="normal"/>
    </style:style>
    <style:style style:name="P14"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04349" officeooo:paragraph-rsid="00504349" style:font-size-asian="13.5pt" style:font-style-asian="normal" style:font-weight-asian="normal" style:font-size-complex="13.5pt" style:font-style-complex="normal" style:font-weight-complex="normal"/>
    </style:style>
    <style:style style:name="P15"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2fb5c" officeooo:paragraph-rsid="0052fb5c" style:font-size-asian="13.5pt" style:font-style-asian="normal" style:font-weight-asian="normal" style:font-size-complex="13.5pt" style:font-style-complex="normal" style:font-weight-complex="normal"/>
    </style:style>
    <style:style style:name="P16"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56245" officeooo:paragraph-rsid="00556245" style:font-size-asian="13.5pt" style:font-style-asian="normal" style:font-weight-asian="normal" style:font-size-complex="13.5pt" style:font-style-complex="normal" style:font-weight-complex="normal"/>
    </style:style>
    <style:style style:name="P17"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7e309" officeooo:paragraph-rsid="00556245" style:font-size-asian="13.5pt" style:font-style-asian="normal" style:font-weight-asian="normal" style:font-size-complex="13.5pt" style:font-style-complex="normal" style:font-weight-complex="normal"/>
    </style:style>
    <style:style style:name="P18"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7e309" officeooo:paragraph-rsid="005ab139" style:font-size-asian="13.5pt" style:font-style-asian="normal" style:font-weight-asian="normal" style:font-size-complex="13.5pt" style:font-style-complex="normal" style:font-weight-complex="normal"/>
    </style:style>
    <style:style style:name="P19"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6242d3" officeooo:paragraph-rsid="006242d3" style:font-size-asian="13.5pt" style:font-style-asian="normal" style:font-weight-asian="normal" style:font-size-complex="13.5pt" style:font-style-complex="normal" style:font-weight-complex="normal"/>
    </style:style>
    <style:style style:name="P20"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711929" officeooo:paragraph-rsid="00711929" style:font-size-asian="13.5pt" style:font-style-asian="normal" style:font-weight-asian="normal" style:font-size-complex="13.5pt" style:font-style-complex="normal" style:font-weight-complex="normal"/>
    </style:style>
    <style:style style:name="P21" style:family="paragraph" style:parent-style-name="Standard">
      <style:paragraph-properties fo:text-align="justify" style:justify-single-word="false"/>
      <style:text-properties style:font-name="Liberation Serif" fo:font-size="13.5pt" fo:language="fr" fo:country="FR" fo:font-style="normal" style:text-underline-style="solid" style:text-underline-width="auto" style:text-underline-color="font-color" fo:font-weight="bold" officeooo:rsid="003e48ef" officeooo:paragraph-rsid="003e48ef" style:font-size-asian="13.5pt" style:font-style-asian="normal" style:font-weight-asian="bold" style:font-size-complex="13.5pt" style:font-style-complex="normal" style:font-weight-complex="bold"/>
    </style:style>
    <style:style style:name="P22" style:family="paragraph" style:parent-style-name="Standard">
      <style:paragraph-properties fo:text-align="justify" style:justify-single-word="false"/>
      <style:text-properties style:font-name="Liberation Serif" fo:font-size="13.5pt" fo:language="fr" fo:country="FR" fo:font-style="normal" style:text-underline-style="solid" style:text-underline-width="auto" style:text-underline-color="font-color" fo:font-weight="bold" officeooo:rsid="004c921d" officeooo:paragraph-rsid="004c921d" style:font-size-asian="13.5pt" style:font-style-asian="normal" style:font-weight-asian="bold" style:font-size-complex="13.5pt" style:font-style-complex="normal" style:font-weight-complex="bold"/>
    </style:style>
    <style:style style:name="P23" style:family="paragraph" style:parent-style-name="Standard">
      <style:paragraph-properties fo:text-align="justify" style:justify-single-word="false"/>
      <style:text-properties style:font-name="Liberation Serif" fo:font-size="13.5pt" fo:language="fr" fo:country="FR" fo:font-style="normal" style:text-underline-style="solid" style:text-underline-width="auto" style:text-underline-color="font-color" fo:font-weight="bold" officeooo:rsid="0052fb5c" officeooo:paragraph-rsid="0052fb5c" style:font-size-asian="13.5pt" style:font-style-asian="normal" style:font-weight-asian="bold" style:font-size-complex="13.5pt" style:font-style-complex="normal" style:font-weight-complex="bold"/>
    </style:style>
    <style:style style:name="P24" style:family="paragraph" style:parent-style-name="Standard">
      <style:paragraph-properties fo:text-align="center" style:justify-single-word="false"/>
      <style:text-properties style:font-name="Liberation Serif" fo:font-size="20pt" fo:language="fr" fo:country="FR" fo:font-style="normal" style:text-underline-style="solid" style:text-underline-width="auto" style:text-underline-color="font-color" fo:font-weight="bold" officeooo:rsid="001f54b9" officeooo:paragraph-rsid="001f54b9" style:font-size-asian="20pt" style:font-style-asian="normal" style:font-weight-asian="bold" style:font-size-complex="20pt" style:font-style-complex="normal" style:font-weight-complex="bold"/>
    </style:style>
    <style:style style:name="P25" style:family="paragraph" style:parent-style-name="Standard">
      <style:paragraph-properties fo:text-align="center" style:justify-single-word="false"/>
      <style:text-properties style:font-name="Liberation Serif" fo:font-size="20pt" fo:language="fr" fo:country="FR" fo:font-style="normal" style:text-underline-style="solid" style:text-underline-width="auto" style:text-underline-color="font-color" fo:font-weight="bold" officeooo:rsid="00445b80" officeooo:paragraph-rsid="00445b80" style:font-size-asian="20pt" style:font-style-asian="normal" style:font-weight-asian="bold" style:font-size-complex="20pt" style:font-style-complex="normal" style:font-weight-complex="bold"/>
    </style:style>
    <style:style style:name="P26" style:family="paragraph" style:parent-style-name="Standard">
      <style:paragraph-properties fo:text-align="center" style:justify-single-word="false"/>
      <style:text-properties style:font-name="Liberation Serif" fo:font-size="16pt" fo:language="fr" fo:country="FR" fo:font-style="italic" style:text-underline-style="none" fo:font-weight="normal" officeooo:rsid="001f54b9" officeooo:paragraph-rsid="001f54b9" style:font-size-asian="16pt" style:font-style-asian="italic" style:font-weight-asian="normal" style:font-size-complex="16pt" style:font-style-complex="italic" style:font-weight-complex="normal"/>
    </style:style>
    <style:style style:name="P27"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1f54b9" officeooo:paragraph-rsid="001f54b9" style:font-size-asian="10.5pt" style:font-style-asian="italic" style:font-weight-asian="normal" style:font-size-complex="12pt" style:font-style-complex="italic" style:font-weight-complex="normal"/>
    </style:style>
    <style:style style:name="P28" style:family="paragraph" style:parent-style-name="Standard" style:list-style-name="L1">
      <style:paragraph-properties fo:text-align="justify" style:justify-single-word="false"/>
      <style:text-properties style:font-name="Liberation Serif" fo:font-size="13.5pt" fo:language="fr" fo:country="FR" fo:font-style="normal" style:text-underline-style="none" fo:font-weight="normal" officeooo:rsid="0035051c" officeooo:paragraph-rsid="0035051c" style:font-size-asian="13.5pt" style:font-style-asian="normal" style:font-weight-asian="normal" style:font-size-complex="13.5pt" style:font-style-complex="normal" style:font-weight-complex="normal"/>
    </style:style>
    <style:style style:name="P29" style:family="paragraph" style:parent-style-name="Standard" style:list-style-name="L2">
      <style:paragraph-properties fo:text-align="justify" style:justify-single-word="false"/>
      <style:text-properties style:font-name="Liberation Serif" fo:font-size="13.5pt" fo:language="fr" fo:country="FR" fo:font-style="normal" style:text-underline-style="none" fo:font-weight="normal" officeooo:rsid="00350b41" officeooo:paragraph-rsid="00350b41" style:font-size-asian="13.5pt" style:font-style-asian="normal" style:font-weight-asian="normal" style:font-size-complex="13.5pt" style:font-style-complex="normal" style:font-weight-complex="normal"/>
    </style:style>
    <style:style style:name="P30" style:family="paragraph" style:parent-style-name="Standard" style:list-style-name="L3">
      <style:paragraph-properties fo:text-align="justify" style:justify-single-word="false"/>
      <style:text-properties style:font-name="Liberation Serif" fo:font-size="13.5pt" fo:language="fr" fo:country="FR"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31" style:family="paragraph" style:parent-style-name="Standard" style:list-style-name="L4">
      <style:paragraph-properties fo:text-align="justify" style:justify-single-word="false"/>
      <style:text-properties style:font-name="Liberation Serif" fo:font-size="13.5pt" fo:language="fr" fo:country="FR"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32" style:family="paragraph" style:parent-style-name="Standard" style:list-style-name="L4">
      <style:paragraph-properties fo:text-align="justify" style:justify-single-word="false"/>
      <style:text-properties style:font-name="Liberation Serif" fo:font-size="13.5pt" fo:language="fr" fo:country="FR" fo:font-style="normal" style:text-underline-style="none" fo:font-weight="normal" officeooo:rsid="0043747b" officeooo:paragraph-rsid="0043747b" style:font-size-asian="13.5pt" style:font-style-asian="normal" style:font-weight-asian="normal" style:font-size-complex="13.5pt" style:font-style-complex="normal" style:font-weight-complex="normal"/>
    </style:style>
    <style:style style:name="P33" style:family="paragraph" style:parent-style-name="Standard" style:list-style-name="L5">
      <style:paragraph-properties fo:text-align="justify" style:justify-single-word="false"/>
      <style:text-properties style:font-name="Liberation Serif" fo:font-size="13.5pt" fo:language="fr" fo:country="FR" fo:font-style="normal" style:text-underline-style="none" fo:font-weight="normal" officeooo:rsid="004c921d" officeooo:paragraph-rsid="004c921d" style:font-size-asian="13.5pt" style:font-style-asian="normal" style:font-weight-asian="normal" style:font-size-complex="13.5pt" style:font-style-complex="normal" style:font-weight-complex="normal"/>
    </style:style>
    <style:style style:name="P34" style:family="paragraph" style:parent-style-name="Standard" style:list-style-name="L6">
      <style:paragraph-properties fo:text-align="justify" style:justify-single-word="false"/>
      <style:text-properties style:font-name="Liberation Serif" fo:font-size="13.5pt" fo:language="fr" fo:country="FR" fo:font-style="normal" style:text-underline-style="none" fo:font-weight="normal" officeooo:rsid="004e66ec" officeooo:paragraph-rsid="004e66ec" style:font-size-asian="13.5pt" style:font-style-asian="normal" style:font-weight-asian="normal" style:font-size-complex="13.5pt" style:font-style-complex="normal" style:font-weight-complex="normal"/>
    </style:style>
    <style:style style:name="P35" style:family="paragraph" style:parent-style-name="Standard" style:list-style-name="L7">
      <style:paragraph-properties fo:text-align="justify" style:justify-single-word="false"/>
      <style:text-properties style:font-name="Liberation Serif" fo:font-size="13.5pt" fo:language="fr" fo:country="FR" fo:font-style="normal" style:text-underline-style="none" fo:font-weight="normal" officeooo:rsid="0052fb5c" officeooo:paragraph-rsid="0052fb5c" style:font-size-asian="13.5pt" style:font-style-asian="normal" style:font-weight-asian="normal" style:font-size-complex="13.5pt" style:font-style-complex="normal" style:font-weight-complex="normal"/>
    </style:style>
    <style:style style:name="P36" style:family="paragraph" style:parent-style-name="Standard" style:list-style-name="L7">
      <style:paragraph-properties fo:text-align="justify" style:justify-single-word="false"/>
      <style:text-properties style:font-name="Liberation Serif" fo:font-size="13.5pt" fo:language="fr" fo:country="FR" fo:font-style="normal" style:text-underline-style="none" fo:font-weight="normal" officeooo:rsid="00556245" officeooo:paragraph-rsid="00556245" style:font-size-asian="13.5pt" style:font-style-asian="normal" style:font-weight-asian="normal" style:font-size-complex="13.5pt" style:font-style-complex="normal" style:font-weight-complex="normal"/>
    </style:style>
    <style:style style:name="P37" style:family="paragraph" style:parent-style-name="Standard" style:list-style-name="L7">
      <style:paragraph-properties fo:text-align="justify" style:justify-single-word="false"/>
      <style:text-properties style:font-name="Liberation Serif" fo:font-size="13.5pt" fo:language="fr" fo:country="FR" fo:font-style="normal" style:text-underline-style="none" fo:font-weight="normal" officeooo:rsid="006de4c8" officeooo:paragraph-rsid="006de4c8" style:font-size-asian="13.5pt" style:font-style-asian="normal" style:font-weight-asian="normal" style:font-size-complex="13.5pt" style:font-style-complex="normal" style:font-weight-complex="normal"/>
    </style:style>
    <style:style style:name="P38" style:family="paragraph" style:parent-style-name="Standard" style:list-style-name="L6">
      <style:paragraph-properties fo:text-align="justify" style:justify-single-word="false"/>
      <style:text-properties style:font-name="Liberation Serif" fo:font-size="13.5pt" fo:language="fr" fo:country="FR" fo:font-style="normal" style:text-underline-style="none" fo:font-weight="normal" officeooo:rsid="0071ed00" officeooo:paragraph-rsid="0071ed00" style:font-size-asian="13.5pt" style:font-style-asian="normal" style:font-weight-asian="normal" style:font-size-complex="13.5pt" style:font-style-complex="normal" style:font-weight-complex="normal"/>
    </style:style>
    <style:style style:name="T1" style:family="text">
      <style:text-properties officeooo:rsid="00387bb7"/>
    </style:style>
    <style:style style:name="T2" style:family="text">
      <style:text-properties officeooo:rsid="003fa8d8"/>
    </style:style>
    <style:style style:name="T3" style:family="text">
      <style:text-properties officeooo:rsid="00413936"/>
    </style:style>
    <style:style style:name="T4" style:family="text">
      <style:text-properties officeooo:rsid="004c921d"/>
    </style:style>
    <style:style style:name="T5" style:family="text">
      <style:text-properties officeooo:rsid="00523bef"/>
    </style:style>
    <style:style style:name="T6" style:family="text">
      <style:text-properties officeooo:rsid="0053a5f2"/>
    </style:style>
    <style:style style:name="T7" style:family="text">
      <style:text-properties fo:font-style="normal" style:font-style-asian="normal" style:font-style-complex="normal"/>
    </style:style>
    <style:style style:name="T8" style:family="text">
      <style:text-properties fo:font-style="normal" officeooo:rsid="0036dfac" style:font-style-asian="normal" style:font-style-complex="normal"/>
    </style:style>
    <style:style style:name="T9" style:family="text">
      <style:text-properties fo:font-style="normal" officeooo:rsid="003475c6" style:font-style-asian="normal" style:font-style-complex="normal"/>
    </style:style>
    <style:style style:name="T10" style:family="text">
      <style:text-properties fo:font-style="normal" officeooo:rsid="0034776d" style:font-style-asian="normal" style:font-style-complex="normal"/>
    </style:style>
    <style:style style:name="T11" style:family="text">
      <style:text-properties officeooo:rsid="0058f172"/>
    </style:style>
    <style:style style:name="T12" style:family="text">
      <style:text-properties fo:font-size="13.5pt" fo:font-style="normal" officeooo:rsid="00316e89" style:font-size-asian="13.5pt" style:font-style-asian="normal" style:font-size-complex="13.5pt" style:font-style-complex="normal"/>
    </style:style>
    <style:style style:name="T13" style:family="text">
      <style:text-properties fo:font-size="13.5pt" fo:font-style="normal" officeooo:rsid="004a5bf7" style:font-size-asian="13.5pt" style:font-style-asian="normal" style:font-size-complex="13.5pt" style:font-style-complex="normal"/>
    </style:style>
    <style:style style:name="T14" style:family="text">
      <style:text-properties fo:font-size="13.5pt" fo:font-style="normal" officeooo:rsid="003291d8" style:font-size-asian="13.5pt" style:font-style-asian="normal" style:font-size-complex="13.5pt" style:font-style-complex="normal"/>
    </style:style>
    <style:style style:name="T15" style:family="text">
      <style:text-properties officeooo:rsid="0061e539"/>
    </style:style>
    <style:style style:name="T16" style:family="text">
      <style:text-properties officeooo:rsid="00634312"/>
    </style:style>
    <style:style style:name="T17" style:family="text">
      <style:text-properties officeooo:rsid="0069751e"/>
    </style:style>
    <style:style style:name="T18" style:family="text">
      <style:text-properties officeooo:rsid="006a9999"/>
    </style:style>
    <style:style style:name="T19" style:family="text">
      <style:text-properties officeooo:rsid="006c0ef1"/>
    </style:style>
    <style:style style:name="T20" style:family="text">
      <style:text-properties officeooo:rsid="006de4c8"/>
    </style:style>
    <style:style style:name="T21" style:family="text">
      <style:text-properties officeooo:rsid="006fde4e"/>
    </style:style>
    <style:style style:name="T22" style:family="text">
      <style:text-properties officeooo:rsid="0071b1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ocument de cadrage</text:p>
      <text:p text:style-name="P25">Modeleur 3D par B-Mesh</text:p>
      <text:p text:style-name="P26">Julien Daval, Omid Ghorreshi</text:p>
      <text:p text:style-name="P26"/>
      <text:p text:style-name="P26"/>
      <text:p text:style-name="P27"><text:tab/><text:span text:style-name="T12">L'objectif de ce projet de spécialité est le développement d'une interface graphique permettant à un artiste ou à un infographiste de créer simplement et efficacement le maillage d'une forme 3D, à partir de sphères </text:span><text:span text:style-name="T13">clés</text:span><text:span text:style-name="T12"> et de liens entre ces sphères. </text:span><text:span text:style-name="T14">Ce projet, en plus d'avoir une application dans l'industrie (cela facilite le travail des artistes), a une thématique recherche: en effet, un des objectifs est d'apprendre à réfléchir et à aller plus loin que ce que les articles scientifiques peuvent nous renseigner.</text:span></text:p>
      <text:p text:style-name="P1"/>
      <text:p text:style-name="P1"/>
      <text:p text:style-name="P1"/>
      <text:p text:style-name="P4"><text:span text:style-name="T8">U</text:span><text:span text:style-name="T7">ne subdivision des tâches importante</text:span></text:p>
      <text:p text:style-name="P2"><text:span text:style-name="T7"><text:tab/></text:span><text:span text:style-name="T9">Puisque notre projet consiste à développer une interface graphique ainsi qu'un algorithme tiré d'un article scientifique, il est important de bien extraire les tâches. Cela nous permet d'une part de voir si on a bien compris l'algorithme et d'autre part de bien réfléchir aux fonctionnalités que notre programme devra </text:span><text:span text:style-name="T10">proposer</text:span><text:span text:style-name="T9">. </text:span><text:span text:style-name="T10">C'est une étape importante sur laquelle nous nous sommes consacrés dès le départ, pour ne pas perdre de temps par la suite.</text:span></text:p>
      <text:p text:style-name="P2"/>
      <text:p text:style-name="P5">Les différentes étapes de l'algorithme que nous avons extraites sont les suivantes:</text:p>
      <text:list xml:id="list5377030558486727391" text:style-name="L1">
        <text:list-item>
          <text:p text:style-name="P28">Création de sphères intermédiaires entre les sphères clés;</text:p>
        </text:list-item>
        <text:list-item>
          <text:p text:style-name="P28">Génération d'un premier maillage grossier;</text:p>
        </text:list-item>
        <text:list-item>
          <text:p text:style-name="P28">Subdivision et affinement du premier maillage;</text:p>
        </text:list-item>
        <text:list-item>
          <text:p text:style-name="P28">Recherche de solutions permettant de répondre aux limitations de l'algorithme</text:p>
        </text:list-item>
      </text:list>
      <text:p text:style-name="P3"/>
      <text:p text:style-name="P6">L'interface graphique quant à elle devra proposer les fonctionnalités suivantes:</text:p>
      <text:list xml:id="list3620840938942280766" text:style-name="L2">
        <text:list-item>
          <text:p text:style-name="P29">Chargement d'un squelette (au format .txt);</text:p>
        </text:list-item>
        <text:list-item>
          <text:p text:style-name="P29">Affichage du squelette de base;</text:p>
        </text:list-item>
        <text:list-item>
          <text:p text:style-name="P29">Possibilité d'afficher ou non les sphères intermédiaires;</text:p>
        </text:list-item>
        <text:list-item>
          <text:p text:style-name="P29">Possibilité d'afficher le maillage à chaque étape de l'algorithme;</text:p>
        </text:list-item>
        <text:list-item>
          <text:p text:style-name="P29">Sauvegarde du maillage résultant (au format .obj);</text:p>
        </text:list-item>
        <text:list-item>
          <text:p text:style-name="P29">Création du squelette en temps réel par l'utilisateur (en option).</text:p>
        </text:list-item>
      </text:list>
      <text:p text:style-name="P6"/>
      <text:p text:style-name="P6"><text:tab/><text:span text:style-name="T1">Un des autres avantages de cette étape de recherche de tâches est de déceler assez tôt l'ensemble des tâches qui peuvent être faites en parallèle. Par exemple, l'interface graphique et l'algorithme peuvent être implémentés en parallèle. De plus, certaines étapes de l'algorithme peuvent également être faites simultanément.</text:span></text:p>
      <text:p text:style-name="P7"><text:tab/>Cette étape de recherche permet aussi de définir de manière assez claire une date <text:soft-page-break/>limite <text:s/>pour chaque étape du projet. Par exemple, on a estimé (avec nos encadrants) que l'algorithme “basique” ainsi qu'une interface graphique minimale devraient être opérationnels au bout de deux semaines. Les deux semaines restantes serviraient à améliorer l'algorithme et à implémenter la création du squelette en temps réel par l'utilisateur.</text:p>
      <text:p text:style-name="P6"/>
      <text:p text:style-name="P6"/>
      <text:p text:style-name="P21"/>
      <text:p text:style-name="P21">Une organisation à bien planifier, même en binôme</text:p>
      <text:p text:style-name="P8"><text:tab/><text:span text:style-name="T2">Même si la communication et l'organisation d'équipe sont plus simples dans notre cas (puisque nous formons un binôme), il faut bien les gérer. En effet, nous avons bien subdivisé les tâches et il faut donc que nous puissions communiquer correctement pour ne pas faire les mêmes tâches et donc perdre du temps.</text:span></text:p>
      <text:p text:style-name="P9"/>
      <text:p text:style-name="P9">Nous avons donc établi l'organisation suivante:</text:p>
      <text:list xml:id="list131356644698789741" text:style-name="L3">
        <text:list-item>
          <text:p text:style-name="P30">Nous travaillons toujours dans la même pièce pour que la communication soit en temps réel;</text:p>
        </text:list-item>
        <text:list-item>
          <text:p text:style-name="P30">Nous nous retrouvons vers 10h (ou avant) dans les locaux de l'Ensimag et nous partons vers 18h: nous travaillons environ 6h par jour (on ne compte pas la pause déjeuner);</text:p>
        </text:list-item>
        <text:list-item>
          <text:p text:style-name="P30">Le week-end, nous communiquons par messagerie instantanée.</text:p>
        </text:list-item>
      </text:list>
      <text:p text:style-name="P9"/>
      <text:p text:style-name="P19">Durant la première semaine de projet, nous nous retrouvions dans une salle d'informatique de l'Ensimag et nous utilisions les PC de l'Ensimag pour travailler. Après cette première semaine, étant donné que l'avancement du projet nous a obligé à travailler sur nos PC personnels, nous nous retrouvons dans une salle de TD de l'Ensimag. Cela nous permet de travailler dans un environnement calme. De plus, la présence du tableau noir nous est très utile car il nous permet de dessiner des schémas en couleur, gros et clairs qui permet de mieux analyser les problèmes et de mieux les présenter au partenaire <text:span text:style-name="T16">pour qu'il puisse nous aider</text:span>.</text:p>
      <text:p text:style-name="P9"/>
      <text:p text:style-name="P9">Nous utilisons également des outils qui nous permettent de mettre en commun nos travaux et pour connaître l'avancement du projet à chaque instant:</text:p>
      <text:list xml:id="list223773933112403609" text:style-name="L4">
        <text:list-item>
          <text:p text:style-name="P31">Un gestionnaire de version (Git) qui nous permet de partager nos travaux. L'utilisation de ce logiciel nécessite de bien savoir qui fait quoi, car le <text:span text:style-name="T3">fait de modifier le même fichier peut engendrer des conflits et donc une perte de temps;</text:span></text:p>
        </text:list-item>
        <text:list-item>
          <text:p text:style-name="P32">Un gestionnaire de tâches (Trello) qui nous permet de savoir, à chaque instant, qui fait quoi. Même si nous ne faisons pas de méthodes agiles, nous avons repris le principe des “posts-its”, sur les conseils de nos encadrants.</text:p>
        </text:list-item>
      </text:list>
      <text:p text:style-name="P10"/>
      <text:p text:style-name="P11">La communication au sein du binôme n'est pas quelque chose qui nous pose problème <text:span text:style-name="T15">étant</text:span> donné que nous avons l'habitude de travailler ensemble (que ce soit pour les projets scolaires usuels ou le projet Génie Logiciel pour lequel nous étions dans la même équipe).</text:p>
      <text:p text:style-name="P20"><text:soft-page-break/>Concernant la communication avec nos deux encadrants, nous posons nos questions par mail en essayant de poser des questions les plus claires et précises possibles. De plus, nous fixons avec eux deux rendez-vous par semaine à l'Ensimag. Nous préparons soigneusement ces rendez-vous en réfléchissant à ce que nous avons réussi à faire depuis le dernier rendez-vous et en préparant les questions que nous allons leur poser pour essayer de clarifier le sujet. <text:span text:style-name="T22">De plus, à la fin de chaque rendez-vous, nous disons ce que nous comptons faire jusqu'au prochain rendez-vous pour avoir des objectifs clairs pour les jours à venir.</text:span></text:p>
      <text:p text:style-name="P20"/>
      <text:p text:style-name="P22"/>
      <text:p text:style-name="P22"/>
      <text:p text:style-name="P22">Des ressources variées</text:p>
      <text:p text:style-name="P11"><text:tab/><text:span text:style-name="T4">Pour mener à bien ce projet de spécialité, nous avons à disposition un certain nombre de ressources matérielles:</text:span></text:p>
      <text:list xml:id="list3281468099306669680" text:style-name="L5">
        <text:list-item>
          <text:p text:style-name="P33">Nous pouvons nous considérer comme une ressource “matérielle”, étant donné que <text:span text:style-name="T17">nous sommes les personnes qui vont</text:span> réaliser la tâche qui nous est demandée;</text:p>
        </text:list-item>
        <text:list-item>
          <text:p text:style-name="P33">Des ordinateurs personnels, pour pouvoir travailler à n'importe quel moment et dans n'importe quel endroit (pour ne pas être dépendants de l'Ensimag et pour pouvoir travailler le week-end);</text:p>
        </text:list-item>
      </text:list>
      <text:p text:style-name="P12"/>
      <text:p text:style-name="P13">Nous utilisons également un certain nombre de bibliothèques logicielles, qui nous aident au développement de notre programme:</text:p>
      <text:list xml:id="list6803016874638778993" text:style-name="L6">
        <text:list-item>
          <text:p text:style-name="P34">OpenGL pour afficher le squelette ainsi que le maillage en 3D;</text:p>
        </text:list-item>
        <text:list-item>
          <text:p text:style-name="P34">Qt, pour développer l'interface graphique et pour gérer <text:span text:style-name="T17">l’interaction</text:span> avec l'utilisateur;</text:p>
        </text:list-item>
        <text:list-item>
          <text:p text:style-name="P34">OpenMesh, pour pouvoir stocker le maillage 3D de manière plus facile;</text:p>
        </text:list-item>
        <text:list-item>
          <text:p text:style-name="P34">Eigen, bibliothèque d'algèbre linéaire, nécessaire pour certains points de l'algorithme ;</text:p>
        </text:list-item>
        <text:list-item>
          <text:p text:style-name="P38">NLOpt, également nécessaire pour l'algorithme.</text:p>
        </text:list-item>
      </text:list>
      <text:p text:style-name="P13"/>
      <text:p text:style-name="P14"><text:tab/>Certaines de ces bibliothèques sont indispensables (OpenGL et Qt) tandis que les autres sont plus des utilitaires qui nous permettent de gagner du temps (le but de notre projet n'est pas par exemple d<text:span text:style-name="T18">'</text:span>implémenter <text:span text:style-name="T18">à nouveau </text:span>une méthode de résolution d'équation complexe; on utilise plutôt ce qui a déjà été proposé par d'autres <text:span text:style-name="T19">personnes</text:span>).</text:p>
      <text:p text:style-name="P14"><text:tab/><text:span text:style-name="T5">Une partie de notre projet a donc consisté à maîtriser ces bibliothèques (lecture de la documentation, d'exemples...). Même si nous avions déjà utilisé OpenGL lors de nos travaux pratiques pendant la deuxième année, d'autres librairies telles qu'OpenMesh nous étaient inconnues et il a fallu apprendre à les utiliser correctement.</text:span></text:p>
      <text:p text:style-name="P14"/>
      <text:p text:style-name="P14"/>
      <text:p text:style-name="P23"/>
      <text:p text:style-name="P23">Des risques à évaluer et à prévoir</text:p>
      <text:p text:style-name="P15"><text:tab/>Pour ne pas avoir de mauvaises surprises, il est important de bien évaluer les risques qui pourraient compromettre la réussite du projet. Dans notre cas, il y a <text:span text:style-name="T20">trois </text:span>principaux risques:</text:p>
      <text:list xml:id="list2368254552916519913" text:style-name="L7">
        <text:list-item>
          <text:p text:style-name="P35"><text:soft-page-break/>Mal évaluer la difficulté: en effet, même si un point de l'algorithme semble trivial en théorie, l'implémentation peut quant à elle être bien plus compliquée. Il faut donc bien prendre cette difficulté en compte et l'intégrer dans le temps que l'on veut passer <text:span text:style-name="T6">sur ce point. Cela nous permet donc de fixer une date limite qui tient compte des difficultés que l'on peut rencontrer et donc la probabilité de respecter les délais est plus forte.</text:span></text:p>
        </text:list-item>
        <text:list-item>
          <text:p text:style-name="P36">Perdre du temps sur les <text:span text:style-name="T20">bibliothèques</text:span>: parfois, certaines <text:span text:style-name="T20">bibliothèques</text:span> ne sont pas forcément bien <text:span text:style-name="T20">documentées</text:span> (OpenMesh par exemple) et on peut perdre beaucoup de temps à apprendre à les utiliser. C'est quelque chose qui est assez difficile à prévoir, étant donné qu'on décide d'utiliser des librairies annexes ou non en fonction de notre avancement et de leur utilité.</text:p>
        </text:list-item>
        <text:list-item>
          <text:p text:style-name="P37">Perdre du temps à débugger le code qui utilise les nouvelles bibliothèques comme OpenMesh : en effet, étant donné qu'il s'agit de nouvelles bibliothèques pour nous, nous ne connaissons pas les différents bugs que peuvent générer les nouvelles méthodes donc nous devons pour cela chercher d'abord la signification du message d'erreur sur Internet, et si <text:span text:style-name="T21">on réussit à trouver le sens du message d'erreur obtenu (ce qui n'est pas toujours le cas), on cherche le bug correspondant dans notre code. De plus, le fait d'avoir des bugs dans une partie où on utilise des fonctions implémentées par d'autres personnes insère un doute dans le fait de savoir si l'erreur provient réellement de notre code ou des fonctions externes qu'on utilise.</text:span></text:p>
        </text:list-item>
      </text:list>
      <text:p text:style-name="P16"/>
      <text:p text:style-name="P16"/>
      <text:p text:style-name="P17"/>
      <text:p text:style-name="P18"><text:tab/></text:p>
      <text:p text:style-name="P18"><text:tab/>Ce projet de spécialité est beaucoup plus ouvert que le projet Génie Logiciel: en effet, nous n'avons pas de cahier des charges avec des spécifications détaillées mais seulement un objectif de base et une liberté <text:span text:style-name="T20">complète </text:span>de choix d'implémentation. Le travail de recherche et de découverte est plus important et certains projets (comme le nôtre) peuvent avoir des applications dans l'industrie.</text:p>
      <text:p text:style-name="P17"><text:tab/><text:span text:style-name="T11">Qu'est-ce qui pourrait nous permettre de dire que notre objectif à été atteint ? Nous prévoyons d'avoir au minimum l'algorithme de base (c'est à dire celui décrit dans l'article scientifique) ainsi qu'une interface graphique minimale. Cependant, notre réel objectif est surtout d'avoir une version améliorée de l'algorithme, qui marche dans tous les cas et une interface graphique complète, permettant à l'utilisateur une liberté totale de cré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5:20:25.327487466</meta:creation-date>
    <meta:generator>LibreOffice/4.3.3.2$Linux_X86_64 LibreOffice_project/430m0$Build-2</meta:generator>
    <dc:date>2015-05-29T08:59:14.306194522</dc:date>
    <meta:editing-duration>PT4H2M35S</meta:editing-duration>
    <meta:editing-cycles>78</meta:editing-cycles>
    <meta:document-statistic meta:table-count="0" meta:image-count="0" meta:object-count="0" meta:page-count="4" meta:paragraph-count="52" meta:word-count="1531" meta:character-count="9642" meta:non-whitespace-character-count="8174"/>
  </office:meta>
</office:document-meta>
</file>